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21fd" officeooo:paragraph-rsid="001d21fd"/>
    </style:style>
    <style:style style:name="P2" style:family="paragraph" style:parent-style-name="Standard">
      <style:text-properties fo:font-size="16pt" fo:font-weight="bold" officeooo:rsid="001d21fd" officeooo:paragraph-rsid="001d21fd" style:font-size-asian="14pt" style:font-weight-asian="bold" style:font-size-complex="16pt" style:font-weight-complex="bold"/>
    </style:style>
    <style:style style:name="P3" style:family="paragraph" style:parent-style-name="Standard">
      <style:text-properties officeooo:paragraph-rsid="001d21fd"/>
    </style:style>
    <style:style style:name="P4" style:family="paragraph" style:parent-style-name="Standard">
      <style:text-properties officeooo:rsid="001f8bea" officeooo:paragraph-rsid="001f8bea"/>
    </style:style>
    <style:style style:name="P5" style:family="paragraph" style:parent-style-name="Standard">
      <style:text-properties officeooo:paragraph-rsid="001f8bea"/>
    </style:style>
    <style:style style:name="P6" style:family="paragraph" style:parent-style-name="Standard">
      <style:text-properties style:text-underline-style="none" officeooo:rsid="001f8bea" officeooo:paragraph-rsid="002a6f6b"/>
    </style:style>
    <style:style style:name="P7" style:family="paragraph" style:parent-style-name="Standard">
      <style:text-properties fo:font-size="14pt" fo:font-weight="bold" officeooo:rsid="001d21fd" officeooo:paragraph-rsid="001d21f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rsid="001ec80e" officeooo:paragraph-rsid="001ec80e"/>
    </style:style>
    <style:style style:name="P9" style:family="paragraph" style:parent-style-name="Standard" style:list-style-name="L1">
      <style:text-properties fo:font-size="12pt" fo:font-weight="normal" officeooo:rsid="001d21fd" officeooo:paragraph-rsid="001ec80e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1d21fd" officeooo:paragraph-rsid="001d21f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f8bea" officeooo:paragraph-rsid="001f8bea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style:text-underline-style="none" fo:font-weight="normal" officeooo:rsid="001f8bea" officeooo:paragraph-rsid="001f8be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f8bea" officeooo:paragraph-rsid="001f8bea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text-properties officeooo:rsid="001f8bea" officeooo:paragraph-rsid="001f8bea"/>
    </style:style>
    <style:style style:name="P15" style:family="paragraph" style:parent-style-name="Standard" style:list-style-name="L3">
      <style:text-properties style:text-position="0% 100%" fo:font-size="12pt" style:text-underline-style="none" fo:font-weight="normal" officeooo:rsid="0020f558" officeooo:paragraph-rsid="0020f558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text-position="0% 100%" fo:font-size="12pt" style:text-underline-style="none" fo:font-weight="normal" officeooo:rsid="0023bf73" officeooo:paragraph-rsid="0023bf73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text-position="0% 100%" fo:font-size="12pt" style:text-underline-style="none" fo:font-weight="normal" officeooo:rsid="0023bf73" officeooo:paragraph-rsid="002a6f6b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text-position="0% 100%" fo:font-size="12pt" style:text-underline-style="none" fo:font-weight="normal" officeooo:rsid="002461e3" officeooo:paragraph-rsid="002461e3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text-position="0% 100%" fo:font-size="12pt" style:text-underline-style="none" fo:font-weight="normal" officeooo:rsid="002bfad8" officeooo:paragraph-rsid="002bfad8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text-position="0% 100%" fo:font-size="12pt" style:text-underline-style="none" fo:font-weight="normal" officeooo:rsid="00261fca" officeooo:paragraph-rsid="00261fca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text-properties style:text-position="0% 100%" fo:font-size="12pt" style:text-underline-style="none" fo:font-weight="normal" officeooo:rsid="0026bd75" officeooo:paragraph-rsid="0026bd75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text-position="0% 100%" fo:font-size="12pt" style:text-underline-style="none" fo:font-weight="normal" officeooo:rsid="0026bd75" officeooo:paragraph-rsid="0026bd75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text-properties officeooo:rsid="0023bf73" officeooo:paragraph-rsid="0023bf73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23bf73" officeooo:paragraph-rsid="0023bf73"/>
    </style:style>
    <style:style style:name="P25" style:family="paragraph" style:parent-style-name="Standard">
      <style:paragraph-properties fo:break-before="page"/>
      <style:text-properties fo:font-size="12pt" style:text-underline-style="none" fo:font-weight="normal" officeooo:rsid="001d21fd" officeooo:paragraph-rsid="001f8bea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d21fd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d21fd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officeooo:rsid="001d21fd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fo:font-weight="normal" officeooo:rsid="001f8bea" style:font-size-asian="10.5pt" style:font-weight-asian="normal" style:font-size-complex="12pt" style:font-weight-complex="normal"/>
    </style:style>
    <style:style style:name="T8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style:text-position="0% 100%" fo:font-size="12pt" style:text-underline-style="none" fo:font-weight="normal" officeooo:rsid="001d21fd" style:font-size-asian="10.5pt" style:font-weight-asian="normal" style:font-size-complex="12pt" style:font-weight-complex="normal"/>
    </style:style>
    <style:style style:name="T10" style:family="text">
      <style:text-properties style:text-position="0% 100%" fo:font-size="12pt" style:text-underline-style="none" fo:font-weight="normal" officeooo:rsid="002461e3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style:text-underline-style="solid" style:text-underline-width="auto" style:text-underline-color="font-color" fo:font-weight="normal" officeooo:rsid="0020f558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style:text-underline-style="solid" style:text-underline-width="auto" style:text-underline-color="font-color" fo:font-weight="normal" officeooo:rsid="0023bf73" style:font-size-asian="10.5pt" style:font-weight-asian="normal" style:font-size-complex="12pt" style:font-weight-complex="normal"/>
    </style:style>
    <style:style style:name="T13" style:family="text">
      <style:text-properties style:text-position="0% 100%" fo:font-size="12pt" style:text-underline-style="solid" style:text-underline-width="auto" style:text-underline-color="font-color" fo:font-weight="normal" officeooo:rsid="002a6f6b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Pruebas Realizadas:</text:p>
      <text:p text:style-name="P7"><text:tab/></text:p>
      <text:p text:style-name="P3"><text:span text:style-name="T4"><text:tab/></text:span><text:span text:style-name="T6">Pruebas con clientes manuales:</text:span></text:p>
      <text:list xml:id="list1470002414" text:style-name="L1">
        <text:list-item>
          <text:p text:style-name="P9">La subasta transcurre con normalidad</text:p>
          <text:list>
            <text:list-item>
              <text:p text:style-name="P8"><text:span text:style-name="T2">L</text:span><text:span text:style-name="T1">as opciones de cada mensaje por parte del cliente se ejecutan tal y como se esperaba</text:span></text:p>
            </text:list-item>
          </text:list>
        </text:list-item>
        <text:list-item>
          <text:p text:style-name="P10">Se ha verificado que los clientes conecten correctamente en cualquier momento de la subasta.</text:p>
        </text:list-item>
        <text:list-item>
          <text:p text:style-name="P10">Se ha verificado que los clientes se desconecten correctamente en cualquier momento de la subasta</text:p>
        </text:list-item>
        <text:list-item>
          <text:p text:style-name="P10">La ausencia de un cliente no impide que el proceso de la subasta continúe correctamente.</text:p>
          <text:list>
            <text:list-item>
              <text:p text:style-name="P10">Este problema se solucionó con un hilo que provoca el envío de la subasta cada un cierto tiempo (5s).</text:p>
            </text:list-item>
            <text:list-item>
              <text:p text:style-name="P10">Los clientes que no contestan a tiempo y desean hacerlo más adelante, se les mantiene a la espera de que se genere una nueva subasta.</text:p>
            </text:list-item>
          </text:list>
        </text:list-item>
        <text:list-item>
          <text:p text:style-name="P10">La desconexión de un cliente no afecta al funcionamiento de la subasta.</text:p>
          <text:list>
            <text:list-item>
              <text:p text:style-name="P10">Si al recibir/enviar un mensaje a un cliente, se emite por salida estándar de error un mensaje.</text:p>
            </text:list-item>
          </text:list>
        </text:list-item>
        <text:list-item>
          <text:p text:style-name="P10">Ante un cliente que no ha contestado hasta que la subasta ha finalizado, el servidor cierra correctamente.</text:p>
          <text:list>
            <text:list-item>
              <text:p text:style-name="P10">Se fuerza el cierre tras un cierto tiempo (15s) de cortesía.</text:p>
            </text:list-item>
          </text:list>
        </text:list-item>
      </text:list>
      <text:p text:style-name="P11"/>
      <text:p text:style-name="P5"><text:span text:style-name="T4"><text:tab/></text:span><text:span text:style-name="T6">Pruebas con clientes </text:span><text:span text:style-name="T7">automáticos</text:span><text:span text:style-name="T6">:</text:span></text:p>
      <text:list xml:id="list212017242581702" text:continue-numbering="true" text:style-name="L1">
        <text:list-item>
          <text:p text:style-name="P14"><text:span text:style-name="T2">S</text:span><text:span text:style-name="T1">e ha verificado la normalidad del funcionamiento de todos los módulos hasta con 20 Clientes.</text:span></text:p>
        </text:list-item>
      </text:list>
      <text:p text:style-name="P11"/>
      <text:p text:style-name="P4"><text:span text:style-name="T1"><text:tab/></text:span><text:span text:style-name="T5">Pruebas gestor de vallas</text:span><text:span text:style-name="T6">:</text:span></text:p>
      <text:list xml:id="list2940146598" text:style-name="L2">
        <text:list-item>
          <text:p text:style-name="P12">Se ha verificado que las imágenes se muestras hasta que la cola este vacía y el administrador haya cerrado el servicio</text:p>
        </text:list-item>
        <text:list-item>
          <text:p text:style-name="P12">Se ha verificado que las imágenes se muestren en orden según llegada (FIFO)</text:p>
        </text:list-item>
        <text:list-item>
          <text:p text:style-name="P12">Se verifica que se cumplan los tiempos de mostrado</text:p>
        </text:list-item>
        <text:list-item>
          <text:p text:style-name="P12">Mala respuesta ante desconexión de la red durante la descarga de imágenes</text:p>
        </text:list-item>
      </text:list>
      <text:p text:style-name="P13"/>
      <text:p text:style-name="P4"><text:span text:style-name="T3"><text:tab/></text:span><text:span text:style-name="T11">Pruebas administrador:</text:span></text:p>
      <text:list xml:id="list2436482699" text:style-name="L3">
        <text:list-item>
          <text:p text:style-name="P15">El proceso genera los procesos y se comunica correctamente entre ellos correctamente</text:p>
        </text:list-item>
        <text:list-item>
          <text:p text:style-name="P15">El proceso muestra siempre un menú de opciones para mostrar estadísticas por salida estandar.</text:p>
          <text:list>
            <text:list-item>
              <text:p text:style-name="P15">El proceso sólo requiere leer 1 carácter, pero funciona perfectamente leyendo hasta 4 aunque no se reconozca la entrada</text:p>
            </text:list-item>
            <text:list-item>
              <text:p text:style-name="P15">El proceso acepta cualquier tipo de caracteres aunque el menú sólo pida enteros</text:p>
            </text:list-item>
          </text:list>
        </text:list-item>
        <text:list-item>
          <text:p text:style-name="P15">Se verificado la correcta finalización ordenada del programa</text:p>
          <text:list>
            <text:list-item>
              <text:p text:style-name="P15">Mientras se terminan de mostrar imágenes se puede seguir mostrando y accediendo al menú.</text:p>
            </text:list-item>
          </text:list>
          <text:p text:style-name="P15"/>
        </text:list-item>
      </text:list>
      <text:p text:style-name="P25"><text:tab/></text:p>
      <text:p text:style-name="P6"><text:span text:style-name="T2"><text:tab/></text:span><text:span text:style-name="T11">Pruebas </text:span><text:span text:style-name="T12">clientes </text:span><text:span text:style-name="T13">(automático y manual)</text:span><text:span text:style-name="T11">:</text:span></text:p>
      <text:list xml:id="list3108952446" text:style-name="L4">
        <text:list-item>
          <text:p text:style-name="P23"><text:span text:style-name="T9">E</text:span><text:span text:style-name="T8">l proceso se conecta con el servidor “localhost” correctamente </text:span></text:p>
        </text:list-item>
        <text:list-item>
          <text:p text:style-name="P16">El proceso se conecta con el servidor en red local correctamente</text:p>
        </text:list-item>
        <text:list-item>
          <text:p text:style-name="P17">El proceso funciona con normalidad durante las subastas </text:p>
        </text:list-item>
        <text:list-item>
          <text:p text:style-name="P16">El proceso espera a que comience una nueva subasta siempre que sea necesario</text:p>
        </text:list-item>
        <text:list-item>
          <text:p text:style-name="P23"><text:span text:style-name="T8">El proceso no finaliza si el cliente deja de escribir por entrada estándar los mensaje cuando se le pide </text:span><text:span text:style-name="T10">desde el subastador</text:span><text:span text:style-name="T8">.</text:span></text:p>
          <text:list>
            <text:list-item>
              <text:p text:style-name="P18">Si el subastador ya esta cerrado, finaliza correctamente al intentar emitir un mensaje</text:p>
            </text:list-item>
          </text:list>
        </text:list-item>
        <text:list-item>
          <text:p text:style-name="P24"><text:span text:style-name="T8">Reconoce perfectamente si el cliente ha ganado para pedir una </text:span><text:span text:style-name="T10">URL</text:span><text:span text:style-name="T8"> válida</text:span></text:p>
          <text:list>
            <text:list-item>
              <text:p text:style-name="P23"><text:span text:style-name="T8">Se le han añadido un vector de imágenes y la opción de seleccionar una </text:span><text:span text:style-name="T10">imagen</text:span><text:span text:style-name="T8"> aleatoria si eres ganador.</text:span></text:p>
            </text:list-item>
            <text:list-item>
              <text:p text:style-name="P18">Las URL deben comenzar por http://</text:p>
            </text:list-item>
            <text:list-item>
              <text:p text:style-name="P19">Si el cliente es automático emite una URL aleatoria válida en su momento correspondiente</text:p>
            </text:list-item>
          </text:list>
        </text:list-item>
        <text:list-item>
          <text:p text:style-name="P20">El proceso cierra correctamente si el subastador se cierra inesperadamente.</text:p>
        </text:list-item>
        <text:list-item>
          <text:p text:style-name="P21">Posibilidad de que un cliente no cierre o cierre mal si el servidor cierra inesperadamente antes de comenzar la primera subasta.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21fd" officeooo:paragraph-rsid="001d21fd"/>
    </style:style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ero 2018<text:tab/>Trabajo práctico 6 PSCD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03:35.412585019</meta:creation-date>
    <meta:generator>LibreOffice/5.4.2.2$Linux_X86_64 LibreOffice_project/40m0$Build-2</meta:generator>
    <dc:date>2018-01-14T21:12:05.746570549</dc:date>
    <meta:editing-duration>PT41M59S</meta:editing-duration>
    <meta:editing-cycles>12</meta:editing-cycles>
    <meta:document-statistic meta:table-count="0" meta:image-count="0" meta:object-count="0" meta:page-count="2" meta:paragraph-count="44" meta:word-count="536" meta:character-count="3113" meta:non-whitespace-character-count="2643"/>
  </office:meta>
</office:document-meta>
</file>